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StarSymbol" svg:font-family="StarSymbol"/>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5" style:family="table">
      <style:table-properties style:width="16.999cm" table:align="margins"/>
    </style:style>
    <style:style style:name="Table5.A" style:family="table-column">
      <style:table-column-properties style:column-width="5.666cm" style:rel-column-width="21845*"/>
    </style:style>
    <style:style style:name="Table5.B" style:family="table-column">
      <style:table-column-properties style:column-width="6.583cm" style:rel-column-width="25381*"/>
    </style:style>
    <style:style style:name="Table5.C" style:family="table-column">
      <style:table-column-properties style:column-width="4.748cm" style:rel-column-width="18309*"/>
    </style:style>
    <style:style style:name="Table5.A1" style:family="table-cell">
      <style:table-cell-properties fo:padding="0.097cm" fo:border-left="none" fo:border-right="none" fo:border-top="none" fo:border-bottom="0.002cm solid #000000"/>
    </style:style>
    <style:style style:name="Table5.A2" style:family="table-cell">
      <style:table-cell-properties fo:padding="0.097cm" fo:border="none"/>
    </style:style>
    <style:style style:name="Table6" style:family="table">
      <style:table-properties style:width="16.999cm" table:align="margins"/>
    </style:style>
    <style:style style:name="Table6.A" style:family="table-column">
      <style:table-column-properties style:column-width="5.666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none" fo:border-right="none" fo:border-top="none" fo:border-bottom="0.002cm solid #000000"/>
    </style:style>
    <style:style style:name="Table6.A2" style:family="table-cell">
      <style:table-cell-properties fo:padding="0.097cm" fo:border="none"/>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Table_20_Heading">
      <style:paragraph-properties fo:text-align="start" style:justify-single-word="false"/>
    </style:style>
    <style:style style:name="P15" style:family="paragraph" style:parent-style-name="Table_20_Heading">
      <style:paragraph-properties fo:text-align="start" style:justify-single-word="false"/>
      <style:text-properties fo:background-color="transparent"/>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Standard">
      <style:paragraph-properties fo:break-before="page"/>
    </style:style>
    <style:style style:name="P20" style:family="paragraph" style:parent-style-name="Section_20_Heading">
      <style:paragraph-properties fo:break-before="page"/>
    </style:style>
    <style:style style:name="P21" style:family="paragraph" style:parent-style-name="Section">
      <style:text-properties fo:font-weight="bold" style:font-weight-asian="bold" style:font-weight-complex="bold"/>
    </style:style>
    <style:style style:name="P22"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4"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5" style:family="paragraph" style:parent-style-name="Heading_20_1" style:master-page-name="">
      <style:paragraph-properties fo:keep-together="always" style:page-number="auto" fo:break-before="page"/>
    </style:style>
    <style:style style:name="P26" style:family="paragraph" style:parent-style-name="Section" style:list-style-name="L5"/>
    <style:style style:name="P27" style:family="paragraph" style:parent-style-name="Section" style:list-style-name="L5"/>
    <style:style style:name="P28" style:family="paragraph" style:parent-style-name="Section" style:list-style-name="L5"/>
    <style:style style:name="P29" style:family="paragraph" style:parent-style-name="Section" style:list-style-name="L5"/>
    <style:style style:name="P30" style:family="paragraph" style:parent-style-name="Section" style:list-style-name="L6"/>
    <style:style style:name="P31" style:family="paragraph" style:parent-style-name="Section" style:list-style-name="L6"/>
    <style:style style:name="P32" style:family="paragraph" style:parent-style-name="Section" style:list-style-name="L6"/>
    <style:style style:name="P33" style:family="paragraph" style:parent-style-name="Section" style:list-style-name="L1">
      <style:paragraph-properties fo:padding="0cm" fo:border="none"/>
      <style:text-properties fo:font-weight="normal" style:font-weight-asian="normal" style:font-weight-complex="normal"/>
    </style:style>
    <style:style style:name="P34" style:family="paragraph" style:parent-style-name="Section" style:list-style-name="L1">
      <style:paragraph-properties fo:padding="0cm" fo:border="none"/>
      <style:text-properties fo:font-weight="normal" style:font-weight-asian="normal" style:font-weight-complex="normal"/>
    </style:style>
    <style:style style:name="P35" style:family="paragraph" style:parent-style-name="Section" style:list-style-name="L1">
      <style:paragraph-properties fo:padding="0cm" fo:border="none"/>
      <style:text-properties fo:font-weight="normal" style:font-weight-asian="normal" style:font-weight-complex="normal"/>
    </style:style>
    <style:style style:name="P36" style:family="paragraph" style:parent-style-name="Section" style:list-style-name="L1">
      <style:paragraph-properties fo:padding="0cm" fo:border="none"/>
      <style:text-properties fo:font-weight="normal" style:font-weight-asian="normal" style:font-weight-complex="normal"/>
    </style:style>
    <style:style style:name="P37" style:family="paragraph" style:parent-style-name="Section" style:master-page-name="First_20_Page">
      <style:paragraph-properties style:page-number="1" fo:break-before="auto" fo:break-after="auto" fo:padding="0cm" fo:border="none"/>
    </style:style>
    <style:style style:name="P38" style:family="paragraph" style:parent-style-name="Section" style:list-style-name="L2">
      <style:paragraph-properties fo:padding="0.049cm" fo:border="0.002cm solid #000000"/>
    </style:style>
    <style:style style:name="P39" style:family="paragraph" style:parent-style-name="Section" style:list-style-name="L2">
      <style:paragraph-properties fo:padding="0.049cm" fo:border="0.002cm solid #000000"/>
    </style:style>
    <style:style style:name="P40" style:family="paragraph" style:parent-style-name="Section" style:list-style-name="L2">
      <style:paragraph-properties fo:padding="0.049cm" fo:border="0.002cm solid #000000"/>
    </style:style>
    <style:style style:name="P41" style:family="paragraph" style:parent-style-name="Text_20_body" style:list-style-name="L3"/>
    <style:style style:name="P42" style:family="paragraph" style:parent-style-name="Text_20_body" style:list-style-name="L3"/>
    <style:style style:name="P43" style:family="paragraph" style:parent-style-name="Text_20_body" style:list-style-name="L3"/>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4"/>
    <style:style style:name="P48" style:family="paragraph">
      <style:paragraph-properties fo:text-align="start"/>
      <style:text-properties fo:font-size="10pt"/>
    </style:style>
    <style:style style:name="P49" style:family="paragraph">
      <style:paragraph-properties fo:text-align="start"/>
    </style:style>
    <style:style style:name="P50"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8. Sep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33">Adding UI-Elements to your specification</text:p>
          </text:list-item>
          <text:list-item>
            <text:p text:style-name="P33">Delete whole UI-Elemt descriptions</text:p>
          </text:list-item>
          <text:list-item>
            <text:p text:style-name="P33">Hide or show field shadings</text:p>
          </text:list-item>
          <text:list-item>
            <text:p text:style-name="P33">Switch Document Help ON or OFF</text:p>
          </text:list-item>
        </text:list>
      </text:section>
      <text:p text:style-name="P37"/>
      <text:p text:style-name="Software_20_Specification_20_Document">Software Specification Document</text:p>
      <text:p text:style-name="Standard"/>
      <text:p text:style-name="P10">OpenOffice.org Calc</text:p>
      <text:p text:style-name="P11">Enhanced Formula Input</text:p>
      <text:p text:style-name="P1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4">Specification Status</text:p>
            </table:table-cell>
            <table:covered-table-cell/>
          </table:table-row>
        </table:table-header-rows>
        <table:table-row>
          <table:table-cell table:style-name="Table1.A2" office:value-type="string">
            <text:p text:style-name="P17">Last Change</text:p>
          </table:table-cell>
          <table:table-cell table:style-name="Table1.B2" office:value-type="string">
            <text:p text:style-name="Table_20_Contents"><text:modification-date style:data-style-name="N75">Sep 28, 2007</text:modification-date></text:p>
          </table:table-cell>
        </table:table-row>
        <table:table-row>
          <table:table-cell table:style-name="Table1.A3" office:value-type="string">
            <text:p text:style-name="P16">Status</text:p>
          </table:table-cell>
          <table:table-cell table:style-name="Table1.B3" office:value-type="string">
            <text:p text:style-name="Table_20_Contents"><draw:control text:anchor-type="as-char" svg:y="-0.252cm" draw:z-index="0" draw:style-name="gr1" draw:text-style-name="P48" svg:width="4.248cm" svg:height="0.503cm" draw:control="control1"/></text:p>
            <text:section text:style-name="Sect1" text:name="Status" text:display="none">
              <text:list text:style-name="L2">
                <text:list-item>
                  <text:p text:style-name="P38"><text:span text:style-name="T10">PRELIMINARY</text:span><text:line-break/>status is the initial conception of a specification.</text:p>
                </text:list-item>
                <text:list-item>
                  <text:p text:style-name="P38"><text:span text:style-name="T10">STANDARD</text:span><text:line-break/>A specification with status Standard is considered to be stable and has the approval of the i-Team.</text:p>
                </text:list-item>
                <text:list-item>
                  <text:p text:style-name="P38"><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Most professional spreadsheet users do use the number pad for inputting data to save time. So it makes sense to allow to enter a formula not just by entering a “=” or hitting the <text:span text:style-name="T15">Function </text:span>button in the Formula tool bar. Therefore “+” and “–“ can also be used to start entering a formula. This improves the usability and the speed when creating formulas in a spreadsheet. Furthermore this can be used as a little calculator.</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Role</text:p>
          </table:table-cell>
          <table:table-cell table:style-name="Table3.A1" office:value-type="string">
            <text:p text:style-name="P14">First Name, Last Name, Initials</text:p>
          </table:table-cell>
          <table:table-cell table:style-name="Table3.A1" office:value-type="string">
            <text:p text:style-name="P14">E-Mail Address</text:p>
          </table:table-cell>
        </table:table-row>
        <table:table-row table:style-name="Table3.1">
          <table:table-cell table:style-name="Table3.A2" office:value-type="string">
            <text:p text:style-name="P16">I-Team Lead</text:p>
          </table:table-cell>
          <table:table-cell table:style-name="Table3.B2" office:value-type="string">
            <text:p text:style-name="Table_20_Contents">Niklas Nebel (NN)</text:p>
          </table:table-cell>
          <table:table-cell table:style-name="Table3.C2" office:value-type="string">
            <text:p text:style-name="Table_20_Contents">niklas.nebel@sun.com</text:p>
          </table:table-cell>
        </table:table-row>
        <table:table-row table:style-name="Table3.1">
          <table:table-cell table:style-name="Table3.A2" office:value-type="string">
            <text:p text:style-name="P16">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6">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6">Development</text:p>
          </table:table-cell>
          <table:table-cell table:style-name="Table3.B2" office:value-type="string">
            <text:p text:style-name="Table_20_Contents">Thomas Benisch (TBE)</text:p>
          </table:table-cell>
          <table:table-cell table:style-name="Table3.C2" office:value-type="string">
            <text:p text:style-name="Table_20_Contents">thomas.benisch@sun.com</text:p>
          </table:table-cell>
        </table:table-row>
        <table:table-row table:style-name="Table3.1">
          <table:table-cell table:style-name="Table3.A2" office:value-type="string">
            <text:p text:style-name="P16">Development</text:p>
          </table:table-cell>
          <table:table-cell table:style-name="Table3.B2" office:value-type="string">
            <text:p text:style-name="Table_20_Contents">Muthu Subramanian</text:p>
          </table:table-cell>
          <table:table-cell table:style-name="Table3.C2" office:value-type="string">
            <text:p text:style-name="Table_20_Contents">muthusuba@openoffice.org</text:p>
          </table:table-cell>
        </table:table-row>
        <table:table-row table:style-name="Table3.1">
          <table:table-cell table:style-name="Table3.A2" office:value-type="string">
            <text:p text:style-name="P16">Quality Assurance</text:p>
          </table:table-cell>
          <table:table-cell table:style-name="Table3.B2" office:value-type="string">
            <text:p text:style-name="Table_20_Contents">Frank Stecher (FST)</text:p>
          </table:table-cell>
          <table:table-cell table:style-name="Table3.C2" office:value-type="string">
            <text:p text:style-name="Table_20_Contents">frank.stecher@sun.com</text:p>
          </table:table-cell>
        </table:table-row>
        <table:table-row table:style-name="Table3.1">
          <table:table-cell table:style-name="Table3.A2" office:value-type="string">
            <text:p text:style-name="P16">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Standard"/>
      <text:p text:style-name="P1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4"><text:tab/>Abstract<text:tab/>1</text:p>
          <text:p text:style-name="P24"><text:tab/>i-Team Members<text:tab/>1</text:p>
          <text:p text:style-name="P24"><text:tab/>References and Reference Documents<text:tab/>3</text:p>
          <text:p text:style-name="P24"><text:tab/>Acronyms and Abbreviations<text:tab/>3</text:p>
          <text:p text:style-name="P22"><text:span text:style-name="Table-Of-Contents-Number">1</text:span><text:tab/><text:a xlink:type="simple" xlink:href="#1.Detailed Specification|outline">Detailed Specification<text:tab/>4</text:a></text:p>
          <text:p text:style-name="P23"><text:span text:style-name="Table-Of--Contents-Number-Normal">1.1</text:span><text:tab/><text:a xlink:type="simple" xlink:href="#1.1.Formula Input|outline">Formula Input<text:tab/>4</text:a></text:p>
          <text:p text:style-name="P23"><text:span text:style-name="Table-Of--Contents-Number-Normal">1.2</text:span><text:tab/><text:a xlink:type="simple" xlink:href="#1.2.Reference Input Mode|outline">Reference Input Mode<text:tab/>4</text:a></text:p>
          <text:p text:style-name="P22"><text:span text:style-name="Table-Of-Contents-Number">2</text:span><text:tab/><text:a xlink:type="simple" xlink:href="#2.Migration|outline">Migration<text:tab/>5</text:a></text:p>
          <text:p text:style-name="P22"><text:span text:style-name="Table-Of-Contents-Number">3</text:span><text:tab/><text:a xlink:type="simple" xlink:href="#3.Configuration|outline">Configuration<text:tab/>5</text:a></text:p>
          <text:p text:style-name="P22"><text:span text:style-name="Table-Of-Contents-Number">4</text:span><text:tab/><text:a xlink:type="simple" xlink:href="#4.File Format|outline">File Format<text:tab/>5</text:a></text:p>
          <text:p text:style-name="P22"><text:span text:style-name="Table-Of-Contents-Number">5</text:span><text:tab/><text:a xlink:type="simple" xlink:href="#5.Open Issues|outline">Open Issues<text:tab/>5</text:a></text:p>
          <text:p text:style-name="P24"><text:tab/>Document Change History<text:tab/>5</text:p>
        </text:index-body>
      </text:table-of-content>
      <text:p text:style-name="P7"/>
      <text:p text:style-name="P20">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1"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Reference Document</text:p>
          </table:table-cell>
          <table:table-cell table:style-name="Table12.B1" office:value-type="string">
            <text:p text:style-name="P14">Check</text:p>
          </table:table-cell>
          <table:table-cell table:style-name="Table12.A1" office:value-type="string">
            <text:p text:style-name="P14">Location (URL)</text:p>
          </table:table-cell>
        </table:table-row>
        <table:table-row table:style-name="Table12.2">
          <table:table-cell table:style-name="Table12.A2" office:value-type="string">
            <text:p text:style-name="Table_20_Contents"><text:span text:style-name="T9"><draw:frame draw:style-name="fr1"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18"><draw:control text:anchor-type="as-char" draw:z-index="1" draw:style-name="gr2" draw:text-style-name="P49"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6"><draw:rect text:anchor-type="as-char" draw:z-index="2" draw:style-name="gr3" draw:text-style-name="P50" svg:width="0.421cm" svg:height="0.371cm"><text:p/></draw:rect>Product Requirement, RFE, issue <text:span text:style-name="T13">[Required]</text:span></text:p>
          </table:table-cell>
          <table:table-cell table:style-name="Table12.B2" office:value-type="string">
            <text:p text:style-name="P18"><draw:control text:anchor-type="as-char" draw:z-index="3" draw:style-name="gr2" draw:text-style-name="P49" svg:width="2.601cm" svg:height="0.451cm" draw:control="control3"/></text:p>
          </table:table-cell>
          <table:table-cell table:style-name="Table12.C2" office:value-type="string">
            <text:p text:style-name="Table_20_Contents"><text:a xlink:type="simple" xlink:href="http://www.openoffice.org/issues/show_bug.cgi?id=20496">20496</text:a></text:p>
          </table:table-cell>
        </table:table-row>
        <table:table-row table:style-name="Table12.2">
          <table:table-cell table:style-name="Table12.A2" office:value-type="string">
            <text:p text:style-name="Table_20_Contents"><draw:frame draw:style-name="fr1"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18"><draw:control text:anchor-type="as-char" draw:z-index="4" draw:style-name="gr2" draw:text-style-name="P49"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1"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18"><draw:control text:anchor-type="as-char" draw:z-index="5" draw:style-name="gr2" draw:text-style-name="P49"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50" svg:width="0.421cm" svg:height="0.371cm"><text:p/></draw:rect>IDL Specification</text:p>
          </table:table-cell>
          <table:table-cell table:style-name="Table12.B2" office:value-type="string">
            <text:p text:style-name="P13"><draw:control text:anchor-type="as-char" draw:z-index="7" draw:style-name="gr2" draw:text-style-name="P49"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50" svg:width="0.421cm" svg:height="0.371cm"><text:p/></draw:rect><text:span text:style-name="T10">Test Case Specification</text:span> <text:span text:style-name="T13">[</text:span><text:span text:style-name="T14">Required]</text:span></text:p>
          </table:table-cell>
          <table:table-cell table:style-name="Table12.B2" office:value-type="string">
            <text:p text:style-name="P18"><draw:control text:anchor-type="as-char" draw:z-index="9" draw:style-name="gr2" draw:text-style-name="P49" svg:width="2.601cm" svg:height="0.451cm" draw:control="control7"/></text:p>
          </table:table-cell>
          <table:table-cell table:style-name="Table12.C2" office:value-type="string">
            <text:p text:style-name="Table_20_Contents">see issue: <text:a xlink:type="simple" xlink:href="http://qa.openoffice.org/issues/show_bug.cgi?id=20496">20496</text:a></text:p>
          </table:table-cell>
        </table:table-row>
        <table:table-row table:style-name="Table12.2">
          <table:table-cell table:style-name="Table12.A2" office:value-type="string">
            <text:p text:style-name="Table_20_Contents"><text:span text:style-name="T7"><draw:frame draw:style-name="fr1"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4">Acronym / Abbreviation</text:p>
            </table:table-cell>
            <table:table-cell table:style-name="Table11.A1" office:value-type="string">
              <text:p text:style-name="P14">Definition</text:p>
            </table:table-cell>
          </table:table-row>
        </table:table-header-rows>
        <table:table-row>
          <table:table-cell table:style-name="Table11.A2" office:value-type="string">
            <text:p text:style-name="Table_20_Contents"/>
          </table:table-cell>
          <table:table-cell table:style-name="Table11.B2" office:value-type="string">
            <text:p text:style-name="Table_20_Contents"/>
          </table:table-cell>
        </table:table-row>
      </table:table>
      <text:h text:style-name="P25" text:outline-level="1">Detailed Specification</text:h>
      <text:h text:style-name="Heading_20_2" text:outline-level="2">Formula Input</text:h>
      <text:p text:style-name="Text_20_body">The formula input can be started by entering a “+” or “–“ sign at the beginning. The following rules are used for determining the result type of the user input (n = number, f = function, r = reference):</text:p>
      <text:list text:style-name="L3">
        <text:list-item>
          <text:p text:style-name="P41">If the user input is a valid number the result will be a numeric value.</text:p>
        </text:list-item>
        <text:list-item>
          <text:p text:style-name="P41">If the user input is a valid or auto-corrected formula the result will be a formula.</text:p>
        </text:list-item>
        <text:list-item>
          <text:p text:style-name="P41">In all other cases the result will be a text.</text:p>
        </text:list-item>
        <text:list-item>
          <text:p text:style-name="P41">Exceptions: Whereas +&lt;n&gt;, -&lt;n&gt; and --&lt;n&gt; will be converted to a numeric value, all other sequences of “+” or “–“ signs followed by a number will be converted to text. A standalone sequence of “+” or “–“ signs will be also converted to text.</text:p>
        </text:list-item>
      </text:list>
      <text:p text:style-name="Text_20_body">The following table shows some examples.</text:p>
      <table:table table:name="Table5" table:style-name="Table5">
        <table:table-column table:style-name="Table5.A"/>
        <table:table-column table:style-name="Table5.B"/>
        <table:table-column table:style-name="Table5.C"/>
        <table:table-row>
          <table:table-cell table:style-name="Table5.A1" office:value-type="string">
            <text:p text:style-name="P16">Input</text:p>
          </table:table-cell>
          <table:table-cell table:style-name="Table5.A1" office:value-type="string">
            <text:p text:style-name="P16">Result</text:p>
          </table:table-cell>
          <table:table-cell table:style-name="Table5.A1" office:value-type="string">
            <text:p text:style-name="P16">Comment</text:p>
          </table:table-cell>
        </table:table-row>
        <table:table-row>
          <table:table-cell table:style-name="Table5.A2" office:value-type="string">
            <text:p text:style-name="Table_20_Contents">+&lt;n|f|r&gt;+&lt;n|f|r&gt;</text:p>
          </table:table-cell>
          <table:table-cell table:style-name="Table5.A2" office:value-type="string">
            <text:p text:style-name="Table_20_Contents">formula: =+&lt;n|f|r&gt;+&lt;n|f|r&gt;</text:p>
          </table:table-cell>
          <table:table-cell table:style-name="Table5.A2" office:value-type="string">
            <text:p text:style-name="Table_20_Contents"/>
          </table:table-cell>
        </table:table-row>
        <table:table-row>
          <table:table-cell table:style-name="Table5.A2" office:value-type="string">
            <text:p text:style-name="Table_20_Contents">-&lt;n|f|r&gt;+&lt;n|f|r&gt;</text:p>
          </table:table-cell>
          <table:table-cell table:style-name="Table5.A2" office:value-type="string">
            <text:p text:style-name="Table_20_Contents">formula: =-&lt;n|f|r&gt;+&lt;n|f|r&gt;</text:p>
          </table:table-cell>
          <table:table-cell table:style-name="Table5.A2" office:value-type="string">
            <text:p text:style-name="Table_20_Contents"/>
          </table:table-cell>
        </table:table-row>
        <table:table-row>
          <table:table-cell table:style-name="Table5.A2" office:value-type="string">
            <text:p text:style-name="Table_20_Contents">-&lt;n|f|r&gt;*&lt;n|f|r&gt;</text:p>
          </table:table-cell>
          <table:table-cell table:style-name="Table5.A2" office:value-type="string">
            <text:p text:style-name="Table_20_Contents">formula: =-&lt;n|f|r&gt;*&lt;n|f|r&gt;</text:p>
          </table:table-cell>
          <table:table-cell table:style-name="Table5.A2" office:value-type="string">
            <text:p text:style-name="Table_20_Contents"/>
          </table:table-cell>
        </table:table-row>
        <table:table-row>
          <table:table-cell table:style-name="Table5.A2" office:value-type="string">
            <text:p text:style-name="Table_20_Contents">+&lt;n|f|r&gt;+&lt;n|f|r&gt;+</text:p>
          </table:table-cell>
          <table:table-cell table:style-name="Table5.A2" office:value-type="string">
            <text:p text:style-name="Table_20_Contents">text: +&lt;n|f|r&gt;+&lt;n|f|r&gt;+</text:p>
          </table:table-cell>
          <table:table-cell table:style-name="Table5.A2" office:value-type="string">
            <text:p text:style-name="Table_20_Contents">invalid formula</text:p>
          </table:table-cell>
        </table:table-row>
        <table:table-row>
          <table:table-cell table:style-name="Table5.A2" office:value-type="string">
            <text:p text:style-name="Table_20_Contents">+&lt;f|r&gt;</text:p>
          </table:table-cell>
          <table:table-cell table:style-name="Table5.A2" office:value-type="string">
            <text:p text:style-name="Table_20_Contents">formula: =+&lt;f|r&gt;</text:p>
          </table:table-cell>
          <table:table-cell table:style-name="Table5.A2" office:value-type="string">
            <text:p text:style-name="Table_20_Contents"/>
          </table:table-cell>
        </table:table-row>
        <table:table-row>
          <table:table-cell table:style-name="Table5.A2" office:value-type="string">
            <text:p text:style-name="Table_20_Contents">-&lt;f|r&gt;</text:p>
          </table:table-cell>
          <table:table-cell table:style-name="Table5.A2" office:value-type="string">
            <text:p text:style-name="Table_20_Contents">formula: =-&lt;f|r&gt;</text:p>
          </table:table-cell>
          <table:table-cell table:style-name="Table5.A2" office:value-type="string">
            <text:p text:style-name="Table_20_Contents"/>
          </table:table-cell>
        </table:table-row>
        <table:table-row>
          <table:table-cell table:style-name="Table5.A2" office:value-type="string">
            <text:p text:style-name="Table_20_Contents">++&lt;f|r&gt;</text:p>
          </table:table-cell>
          <table:table-cell table:style-name="Table5.A2" office:value-type="string">
            <text:p text:style-name="Table_20_Contents">formula: =++&lt;f|r&gt;</text:p>
          </table:table-cell>
          <table:table-cell table:style-name="Table5.A2" office:value-type="string">
            <text:p text:style-name="Table_20_Contents"/>
          </table:table-cell>
        </table:table-row>
        <table:table-row>
          <table:table-cell table:style-name="Table5.A2" office:value-type="string">
            <text:p text:style-name="Table_20_Contents">+&lt;n&gt;</text:p>
          </table:table-cell>
          <table:table-cell table:style-name="Table5.A2" office:value-type="string">
            <text:p text:style-name="Table_20_Contents">value: +&lt;n&gt;</text:p>
          </table:table-cell>
          <table:table-cell table:style-name="Table5.A2" office:value-type="string">
            <text:p text:style-name="Table_20_Contents"/>
          </table:table-cell>
        </table:table-row>
        <table:table-row>
          <table:table-cell table:style-name="Table5.A2" office:value-type="string">
            <text:p text:style-name="Table_20_Contents">-&lt;n&gt;</text:p>
          </table:table-cell>
          <table:table-cell table:style-name="Table5.A2" office:value-type="string">
            <text:p text:style-name="Table_20_Contents">value: -&lt;n&gt;</text:p>
          </table:table-cell>
          <table:table-cell table:style-name="Table5.A2" office:value-type="string">
            <text:p text:style-name="Table_20_Contents"/>
          </table:table-cell>
        </table:table-row>
        <table:table-row>
          <table:table-cell table:style-name="Table5.A2" office:value-type="string">
            <text:p text:style-name="Table_20_Contents">--&lt;n&gt;</text:p>
          </table:table-cell>
          <table:table-cell table:style-name="Table5.A2" office:value-type="string">
            <text:p text:style-name="Table_20_Contents">value: &lt;n&gt;</text:p>
          </table:table-cell>
          <table:table-cell table:style-name="Table5.A2" office:value-type="string">
            <text:p text:style-name="Table_20_Contents"/>
          </table:table-cell>
        </table:table-row>
        <table:table-row>
          <table:table-cell table:style-name="Table5.A2" office:value-type="string">
            <text:p text:style-name="Table_20_Contents">++&lt;n&gt;</text:p>
          </table:table-cell>
          <table:table-cell table:style-name="Table5.A2" office:value-type="string">
            <text:p text:style-name="Table_20_Contents">text: ++&lt;n&gt;</text:p>
          </table:table-cell>
          <table:table-cell table:style-name="Table5.A2" office:value-type="string">
            <text:p text:style-name="Table_20_Contents"/>
          </table:table-cell>
        </table:table-row>
        <table:table-row>
          <table:table-cell table:style-name="Table5.A2" office:value-type="string">
            <text:p text:style-name="Table_20_Contents">+-+&lt;n&gt;</text:p>
          </table:table-cell>
          <table:table-cell table:style-name="Table5.A2" office:value-type="string">
            <text:p text:style-name="Table_20_Contents">text: +-+&lt;n&gt;</text:p>
          </table:table-cell>
          <table:table-cell table:style-name="Table5.A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text: +</text:p>
          </table:table-cell>
          <table:table-cell table:style-name="Table5.A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text: -</text:p>
          </table:table-cell>
          <table:table-cell table:style-name="Table5.A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text: ++</text:p>
          </table:table-cell>
          <table:table-cell table:style-name="Table5.A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text: --</text:p>
          </table:table-cell>
          <table:table-cell table:style-name="Table5.A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text: +-+</text:p>
          </table:table-cell>
          <table:table-cell table:style-name="Table5.A2" office:value-type="string">
            <text:p text:style-name="Table_20_Contents"/>
          </table:table-cell>
        </table:table-row>
      </table:table>
      <text:h text:style-name="Heading_20_2" text:outline-level="2">Reference Input Mode</text:h>
      <text:p text:style-name="Text_20_body">If the user enters a formula with a “+” or “–“ sign at the beginning also cell references can be chosen by using the cursor keys. In some cases accepting the input is more useful than choosing cell references, e.g. when the user already entered a valid formula. Therefore the reference input mode is only active, if the last entered non-space token is either a binary operator, unary operator, open bracket or separator. In all other cases the user input is accepted.</text:p>
      <text:p text:style-name="Text_20_body">The following table shows some examples.</text:p>
      <text:p text:style-name="Text_20_body"/>
      <table:table table:name="Table6" table:style-name="Table6">
        <table:table-column table:style-name="Table6.A"/>
        <table:table-column table:style-name="Table6.B"/>
        <text:soft-page-break/>
        <table:table-row>
          <table:table-cell table:style-name="Table6.A1" office:value-type="string">
            <text:p text:style-name="P16">Input</text:p>
          </table:table-cell>
          <table:table-cell table:style-name="Table6.A1" office:value-type="string">
            <text:p text:style-name="P16">Comment</text:p>
          </table:table-cell>
        </table:table-row>
        <table:table-row>
          <table:table-cell table:style-name="Table6.A2" office:value-type="string">
            <text:p text:style-name="Table_20_Contents">+1</text:p>
          </table:table-cell>
          <table:table-cell table:style-name="Table6.A2" office:value-type="string">
            <text:p text:style-name="Table_20_Contents">accept input</text:p>
          </table:table-cell>
        </table:table-row>
        <table:table-row>
          <table:table-cell table:style-name="Table6.A2" office:value-type="string">
            <text:p text:style-name="Table_20_Contents">-1+2</text:p>
          </table:table-cell>
          <table:table-cell table:style-name="Table6.A2" office:value-type="string">
            <text:p text:style-name="Table_20_Contents">accept input</text:p>
          </table:table-cell>
        </table:table-row>
        <table:table-row>
          <table:table-cell table:style-name="Table6.A2" office:value-type="string">
            <text:p text:style-name="Table_20_Contents">+MAX(A1;B2)</text:p>
          </table:table-cell>
          <table:table-cell table:style-name="Table6.A2" office:value-type="string">
            <text:p text:style-name="Table_20_Contents">accept input</text:p>
          </table:table-cell>
        </table:table-row>
        <table:table-row>
          <table:table-cell table:style-name="Table6.A2" office:value-type="string">
            <text:p text:style-name="Table_20_Contents">+1+</text:p>
          </table:table-cell>
          <table:table-cell table:style-name="Table6.A2" office:value-type="string">
            <text:p text:style-name="Table_20_Contents">reference input mode</text:p>
          </table:table-cell>
        </table:table-row>
        <table:table-row>
          <table:table-cell table:style-name="Table6.A2" office:value-type="string">
            <text:p text:style-name="Table_20_Contents">-1*</text:p>
          </table:table-cell>
          <table:table-cell table:style-name="Table6.A2" office:value-type="string">
            <text:p text:style-name="Table_20_Contents">reference input mode</text:p>
          </table:table-cell>
        </table:table-row>
        <table:table-row>
          <table:table-cell table:style-name="Table6.A2" office:value-type="string">
            <text:p text:style-name="Table_20_Contents">+MAX(</text:p>
          </table:table-cell>
          <table:table-cell table:style-name="Table6.A2" office:value-type="string">
            <text:p text:style-name="Table_20_Contents">reference input mode</text:p>
          </table:table-cell>
        </table:table-row>
        <table:table-row>
          <table:table-cell table:style-name="Table6.A2" office:value-type="string">
            <text:p text:style-name="Table_20_Contents">+MAX(A1;</text:p>
          </table:table-cell>
          <table:table-cell table:style-name="Table6.A2" office:value-type="string">
            <text:p text:style-name="Table_20_Contents">reference input mode</text:p>
          </table:table-cell>
        </table:table-row>
      </table:table>
      <text:p text:style-name="Text_20_body"/>
      <text:h text:style-name="Heading_20_1" text:outline-level="1">Migration</text:h>
      <text:p text:style-name="Text_20_body">None, new featur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4">
          <text:list-item>
            <text:p text:style-name="P45">Did I specify the incompatible or removed configuration settings?</text:p>
          </text:list-item>
          <text:list-item>
            <text:p text:style-name="P45">Did I specify all newly needed, or removed files, modules?</text:p>
          </text:list-item>
          <text:list-item>
            <text:p text:style-name="P45">Did I specify how users are affected by this change?</text:p>
          </text:list-item>
        </text:list>
      </text:section>
      <text:h text:style-name="Heading_20_1" text:outline-level="1">Configuration</text:h>
      <text:p text:style-name="Text_20_body">None.</text:p>
      <text:section text:style-name="Sect1" text:name="Configuration" text:display="none">
        <text:p text:style-name="Section">If a setting (this includes also user interface settings) has to be stored in the configuration check the following:</text:p>
        <text:list text:style-name="L5">
          <text:list-item>
            <text:p text:style-name="P26">Did I state the default, where setting has to be stored (configuration path)?</text:p>
          </text:list-item>
          <text:list-item>
            <text:p text:style-name="P26">Did I specify which data type it is?</text:p>
          </text:list-item>
          <text:list-item>
            <text:p text:style-name="P26">Did I specify when the setting is activate (restart of application, for all new documents/windows after the change, or also for all opened documents/windows)</text:p>
          </text:list-item>
          <text:list-item>
            <text:p text:style-name="P26">If it is a new / incompatible setting did I specify a migration path?</text:p>
          </text:list-item>
        </text:list>
        <text:p text:style-name="P21">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4">Configuration</text:p>
              </table:table-cell>
              <table:table-cell table:style-name="Table4.A1" office:value-type="string">
                <text:p text:style-name="P14">Group</text:p>
              </table:table-cell>
              <table:table-cell table:style-name="Table4.A1" office:value-type="string">
                <text:p text:style-name="P14">Setting</text:p>
              </table:table-cell>
              <table:table-cell table:style-name="Table4.A1" office:value-type="string">
                <text:p text:style-name="P14">Type</text:p>
              </table:table-cell>
              <table:table-cell table:style-name="Table4.A1" office:value-type="string">
                <text:p text:style-name="P14">Default</text:p>
              </table:table-cell>
              <table:table-cell table:style-name="Table4.A1" office:value-type="string">
                <text:p text:style-name="P14">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ne, new UI feature.</text:p>
      <text:section text:style-name="Sect1" text:name="File Format" text:display="none">
        <text:p text:style-name="Section">If this functionality changes the file format it has to be described here:</text:p>
        <text:list text:style-name="L6">
          <text:list-item>
            <text:p text:style-name="P30">which elements, attributes or/and properties are affected,</text:p>
          </text:list-item>
          <text:list-item>
            <text:p text:style-name="P30">how it will affect older revisions of the file format </text:p>
          </text:list-item>
          <text:list-item>
            <text:p text:style-name="P30">Export/Import-transformation to older revisions, if incompatible changes are needed</text:p>
          </text:list-item>
        </text:list>
        <text:p text:style-name="P21">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4">File</text:p>
              </table:table-cell>
              <table:table-cell table:style-name="Table8.A1" office:value-type="string">
                <text:p text:style-name="P14">Section</text:p>
              </table:table-cell>
              <table:table-cell table:style-name="Table8.A1" office:value-type="string">
                <text:p text:style-name="P14">Setting</text:p>
              </table:table-cell>
              <table:table-cell table:style-name="Table8.A1" office:value-type="string">
                <text:p text:style-name="P14">Type</text:p>
              </table:table-cell>
              <table:table-cell table:style-name="Table8.A1" office:value-type="string">
                <text:p text:style-name="P14">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4">Issue</text:p>
            </table:table-cell>
            <table:table-cell table:style-name="Table23.A1" office:value-type="string">
              <text:p text:style-name="P14">Initials</text:p>
            </table:table-cell>
            <table:table-cell table:style-name="Table23.A1" office:value-type="string">
              <text:p text:style-name="P14">Date</text:p>
            </table:table-cell>
          </table:table-row>
        </table:table-header-rows>
        <table:table-row>
          <table:table-cell table:style-name="Table23.A2" office:value-type="string">
            <text:p text:style-name="Table_20_Contents">None.</text:p>
          </table:table-cell>
          <table:table-cell table:style-name="Table23.A2" office:value-type="string">
            <text:p text:style-name="P18"/>
          </table:table-cell>
          <table:table-cell table:style-name="Table23.C2"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5">Rev. </text:p>
            </table:table-cell>
            <table:table-cell table:style-name="Table24.A1" office:value-type="string">
              <text:p text:style-name="P15">Change</text:p>
            </table:table-cell>
            <table:table-cell table:style-name="Table24.A1" office:value-type="string">
              <text:p text:style-name="P15">Initials</text:p>
            </table:table-cell>
            <table:table-cell table:style-name="Table24.A1" office:value-type="string">
              <text:p text:style-name="P15">Date</text:p>
            </table:table-cell>
          </table:table-row>
        </table:table-header-rows>
        <table:table-row>
          <table:table-cell table:style-name="Table24.A2" office:value-type="string">
            <text:p text:style-name="P18">1</text:p>
          </table:table-cell>
          <table:table-cell table:style-name="Table24.A2" office:value-type="string">
            <text:p text:style-name="Table_20_Contents">Initial Spec</text:p>
          </table:table-cell>
          <table:table-cell table:style-name="Table24.A2" office:value-type="string">
            <text:p text:style-name="P18">FL</text:p>
          </table:table-cell>
          <table:table-cell table:style-name="Table24.D2" office:value-type="string">
            <text:p text:style-name="Table_20_Contents">August 02, 2007</text:p>
          </table:table-cell>
        </table:table-row>
        <table:table-row>
          <table:table-cell table:style-name="Table24.A2" office:value-type="string">
            <text:p text:style-name="P18">2</text:p>
          </table:table-cell>
          <table:table-cell table:style-name="Table24.A2" office:value-type="string">
            <text:p text:style-name="Table_20_Contents">Updated specification</text:p>
          </table:table-cell>
          <table:table-cell table:style-name="Table24.A2" office:value-type="string">
            <text:p text:style-name="P18">TBE</text:p>
          </table:table-cell>
          <table:table-cell table:style-name="Table24.D2" office:value-type="string">
            <text:p text:style-name="Table_20_Contents">August 22, 2007</text:p>
          </table:table-cell>
        </table:table-row>
        <table:table-row>
          <table:table-cell table:style-name="Table24.A2" office:value-type="string">
            <text:p text:style-name="P18">3</text:p>
          </table:table-cell>
          <table:table-cell table:style-name="Table24.A2" office:value-type="string">
            <text:p text:style-name="Table_20_Contents">Updated specification</text:p>
          </table:table-cell>
          <table:table-cell table:style-name="Table24.A2" office:value-type="string">
            <text:p text:style-name="P18">TBE</text:p>
          </table:table-cell>
          <table:table-cell table:style-name="Table24.D2" office:value-type="string">
            <text:p text:style-name="Table_20_Contents">September 26, 2007</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Helvetica"/>
    <style:font-face style:name="StarSymbol" svg:font-family="StarSymbol"/>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7pt" style:font-name-asian="StarSymbol1" style:font-size-asian="7pt" style:font-name-complex="StarSymbol1" style:font-size-complex="7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nhanced Formula Input</text:p>
      </style:header>
      <style:footer>
        <text:p text:style-name="P2"><text:span text:style-name="T1">http://specs.openoffice.org/calc/ease-of-use/Enhanced_Formula_Input.odt</text:span><text:tab/>Page <text:page-number text:select-page="current">5</text:page-number></text:p>
      </style:footer>
    </style:master-page>
    <style:master-page style:name="First_20_Page" style:display-name="First Page" style:page-layout-name="pm2" style:next-style-name="Standard">
      <style:footer>
        <text:p text:style-name="P3">Page <text:page-number text:select-page="current">5</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221</meta:generator>
    <meta:creation-date>2007-07-26T18:04:28</meta:creation-date>
    <dc:creator>Frank Loehmann</dc:creator>
    <dc:date>2007-09-28T14:05:35</dc:date>
    <meta:editing-cycles>40</meta:editing-cycles>
    <meta:editing-duration>PT6H6M38S</meta:editing-duration>
    <meta:user-defined meta:name="Info 1">version =2.0</meta:user-defined>
    <meta:user-defined meta:name="Info 2"/>
    <meta:user-defined meta:name="Info 3"/>
    <meta:user-defined meta:name="Info 4"/>
    <meta:document-statistic meta:table-count="11" meta:image-count="5" meta:object-count="0" meta:page-count="5" meta:paragraph-count="172" meta:word-count="639" meta:character-count="3790"/>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